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611cm" fo:margin-left="-1.789cm" fo:break-before="page" table:align="left"/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3.598cm"/>
    </style:style>
    <style:style style:name="Tabelle1.C" style:family="table-column">
      <style:table-column-properties style:column-width="1.111cm"/>
    </style:style>
    <style:style style:name="Tabelle1.D" style:family="table-column">
      <style:table-column-properties style:column-width="15.0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0.889cm"/>
    </style:style>
    <style:style style:name="Tabelle1.5" style:family="table-row">
      <style:table-row-properties style:min-row-height="3.672cm"/>
    </style:style>
    <style:style style:name="P1" style:family="paragraph" style:parent-style-name="Standard">
      <style:text-properties officeooo:rsid="0004ba3a" officeooo:paragraph-rsid="0004ba3a"/>
    </style:style>
    <style:style style:name="P2" style:family="paragraph" style:parent-style-name="Table_20_Contents">
      <style:text-properties officeooo:rsid="0004ba3a" officeooo:paragraph-rsid="0004ba3a"/>
    </style:style>
    <style:style style:name="P3" style:family="paragraph" style:parent-style-name="Table_20_Contents">
      <style:text-properties officeooo:paragraph-rsid="0004ba3a"/>
    </style:style>
    <style:style style:name="P4" style:family="paragraph" style:parent-style-name="Table_20_Contents">
      <style:text-properties officeooo:rsid="000b8049" officeooo:paragraph-rsid="000b8049"/>
    </style:style>
    <style:style style:name="P5" style:family="paragraph" style:parent-style-name="Table_20_Contents">
      <style:text-properties officeooo:rsid="00105804" officeooo:paragraph-rsid="00105804"/>
    </style:style>
    <style:style style:name="P6" style:family="paragraph" style:parent-style-name="Table_20_Contents">
      <style:text-properties officeooo:rsid="00105804" officeooo:paragraph-rsid="00697b33"/>
    </style:style>
    <style:style style:name="P7" style:family="paragraph" style:parent-style-name="Table_20_Contents">
      <style:text-properties officeooo:paragraph-rsid="00172d68"/>
    </style:style>
    <style:style style:name="P8" style:family="paragraph" style:parent-style-name="Table_20_Contents">
      <style:text-properties style:text-line-through-style="solid" style:text-line-through-type="single"/>
    </style:style>
    <style:style style:name="P9" style:family="paragraph" style:parent-style-name="Table_20_Contents">
      <style:text-properties style:text-line-through-style="solid" style:text-line-through-type="single" fo:language="de" fo:country="DE" officeooo:rsid="00172d68" officeooo:paragraph-rsid="00172d68"/>
    </style:style>
    <style:style style:name="P10" style:family="paragraph" style:parent-style-name="Table_20_Contents">
      <style:text-properties style:text-line-through-style="solid" style:text-line-through-type="single" officeooo:rsid="00172d68" officeooo:paragraph-rsid="00172d68"/>
    </style:style>
    <style:style style:name="P11" style:family="paragraph" style:parent-style-name="Table_20_Contents">
      <style:text-properties style:text-line-through-style="solid" style:text-line-through-type="single" officeooo:paragraph-rsid="00172d68"/>
    </style:style>
    <style:style style:name="P12" style:family="paragraph" style:parent-style-name="Table_20_Contents">
      <style:text-properties style:text-line-through-style="solid" style:text-line-through-type="single" officeooo:paragraph-rsid="00105804"/>
    </style:style>
    <style:style style:name="P13" style:family="paragraph" style:parent-style-name="Table_20_Contents">
      <style:text-properties style:text-line-through-style="solid" style:text-line-through-type="single" officeooo:rsid="00105804" officeooo:paragraph-rsid="00172d68"/>
    </style:style>
    <style:style style:name="P14" style:family="paragraph" style:parent-style-name="Table_20_Contents">
      <style:text-properties officeooo:rsid="00366c92" officeooo:paragraph-rsid="00366c92"/>
    </style:style>
    <style:style style:name="P15" style:family="paragraph" style:parent-style-name="Table_20_Contents">
      <style:text-properties officeooo:paragraph-rsid="000b8049"/>
    </style:style>
    <style:style style:name="P16" style:family="paragraph" style:parent-style-name="Table_20_Contents">
      <style:text-properties fo:language="de" fo:country="DE" officeooo:rsid="0031b1a3" officeooo:paragraph-rsid="0031b1a3"/>
    </style:style>
    <style:style style:name="P17" style:family="paragraph" style:parent-style-name="Table_20_Contents">
      <style:text-properties officeooo:rsid="006591a3" officeooo:paragraph-rsid="006591a3"/>
    </style:style>
    <style:style style:name="P18" style:family="paragraph" style:parent-style-name="Table_20_Contents">
      <style:text-properties officeooo:paragraph-rsid="006591a3"/>
    </style:style>
    <style:style style:name="P19" style:family="paragraph" style:parent-style-name="Table_20_Contents">
      <style:text-properties officeooo:paragraph-rsid="00664391"/>
    </style:style>
    <style:style style:name="P20" style:family="paragraph" style:parent-style-name="Table_20_Contents">
      <style:text-properties officeooo:paragraph-rsid="00697b33"/>
    </style:style>
    <style:style style:name="P21" style:family="paragraph" style:parent-style-name="Table_20_Contents">
      <style:text-properties officeooo:rsid="006aaa86" officeooo:paragraph-rsid="006aaa86"/>
    </style:style>
    <style:style style:name="P22" style:family="paragraph" style:parent-style-name="Table_20_Contents">
      <style:text-properties officeooo:paragraph-rsid="00722fb3"/>
    </style:style>
    <style:style style:name="P23" style:family="paragraph" style:parent-style-name="Table_20_Contents">
      <style:text-properties officeooo:paragraph-rsid="0075a0d4"/>
    </style:style>
    <style:style style:name="P24" style:family="paragraph" style:parent-style-name="Table_20_Contents">
      <style:text-properties officeooo:paragraph-rsid="0077628f"/>
    </style:style>
    <style:style style:name="P25" style:family="paragraph" style:parent-style-name="Table_20_Contents">
      <style:text-properties officeooo:rsid="00810c3b" officeooo:paragraph-rsid="009c1409"/>
    </style:style>
    <style:style style:name="P26" style:family="paragraph" style:parent-style-name="Table_20_Contents">
      <style:text-properties fo:font-size="24pt" officeooo:rsid="00821db2" officeooo:paragraph-rsid="00821db2" style:font-size-asian="24pt" style:font-size-complex="24pt"/>
    </style:style>
    <style:style style:name="P27" style:family="paragraph" style:parent-style-name="Table_20_Contents">
      <style:text-properties officeooo:rsid="008612c7" officeooo:paragraph-rsid="008612c7"/>
    </style:style>
    <style:style style:name="P28" style:family="paragraph" style:parent-style-name="Table_20_Contents">
      <style:text-properties officeooo:rsid="0087750f" officeooo:paragraph-rsid="0087750f"/>
    </style:style>
    <style:style style:name="P29" style:family="paragraph" style:parent-style-name="Table_20_Contents">
      <style:text-properties officeooo:paragraph-rsid="0087750f"/>
    </style:style>
    <style:style style:name="P30" style:family="paragraph" style:parent-style-name="Table_20_Contents">
      <style:text-properties officeooo:paragraph-rsid="008922df"/>
    </style:style>
    <style:style style:name="P31" style:family="paragraph" style:parent-style-name="Table_20_Contents">
      <style:text-properties officeooo:paragraph-rsid="008973f3"/>
    </style:style>
    <style:style style:name="P32" style:family="paragraph" style:parent-style-name="Table_20_Contents">
      <style:text-properties officeooo:rsid="008aa599" officeooo:paragraph-rsid="008aa599"/>
    </style:style>
    <style:style style:name="P33" style:family="paragraph" style:parent-style-name="Table_20_Contents">
      <style:text-properties officeooo:rsid="008b561c" officeooo:paragraph-rsid="008b561c"/>
    </style:style>
    <style:style style:name="P34" style:family="paragraph" style:parent-style-name="Table_20_Contents">
      <style:text-properties officeooo:paragraph-rsid="008d098a"/>
    </style:style>
    <style:style style:name="P35" style:family="paragraph" style:parent-style-name="Table_20_Contents">
      <style:text-properties officeooo:paragraph-rsid="008efadb"/>
    </style:style>
    <style:style style:name="P36" style:family="paragraph" style:parent-style-name="Table_20_Contents">
      <style:text-properties officeooo:paragraph-rsid="008fa1a1"/>
    </style:style>
    <style:style style:name="P37" style:family="paragraph" style:parent-style-name="Table_20_Contents">
      <style:text-properties officeooo:paragraph-rsid="00105804"/>
    </style:style>
    <style:style style:name="P38" style:family="paragraph" style:parent-style-name="Table_20_Contents">
      <style:text-properties officeooo:paragraph-rsid="009bd0c1"/>
    </style:style>
    <style:style style:name="P39" style:family="paragraph" style:parent-style-name="Table_20_Contents">
      <style:text-properties officeooo:rsid="009bd0c1" officeooo:paragraph-rsid="009bd0c1"/>
    </style:style>
    <style:style style:name="P40" style:family="paragraph" style:parent-style-name="Table_20_Contents">
      <style:text-properties officeooo:rsid="009bd0c1" officeooo:paragraph-rsid="009c1409"/>
    </style:style>
    <style:style style:name="P41" style:family="paragraph" style:parent-style-name="Table_20_Contents">
      <style:text-properties officeooo:paragraph-rsid="009c1409"/>
    </style:style>
    <style:style style:name="P42" style:family="paragraph" style:parent-style-name="Table_20_Contents">
      <style:text-properties officeooo:rsid="009cc767" officeooo:paragraph-rsid="009cc767"/>
    </style:style>
    <style:style style:name="P43" style:family="paragraph" style:parent-style-name="Table_20_Contents">
      <style:text-properties officeooo:rsid="009e50ea" officeooo:paragraph-rsid="009e50ea"/>
    </style:style>
    <style:style style:name="P44" style:family="paragraph" style:parent-style-name="Table_20_Contents">
      <style:text-properties officeooo:rsid="009eaaa2" officeooo:paragraph-rsid="009eaaa2"/>
    </style:style>
    <style:style style:name="P45" style:family="paragraph" style:parent-style-name="Text_20_body">
      <style:text-properties fo:font-weight="normal" officeooo:rsid="00092993" officeooo:paragraph-rsid="00092993" style:font-weight-asian="normal" style:font-weight-complex="normal"/>
    </style:style>
    <style:style style:name="P46" style:family="paragraph" style:parent-style-name="Text_20_body">
      <style:text-properties fo:font-weight="normal" officeooo:rsid="00092993" officeooo:paragraph-rsid="006591a3" style:font-weight-asian="normal" style:font-weight-complex="normal"/>
    </style:style>
    <style:style style:name="P47" style:family="paragraph" style:parent-style-name="Text_20_body">
      <style:text-properties style:font-name="Liberation Serif" fo:font-size="12pt" fo:language="de" fo:country="DE" fo:font-weight="normal" officeooo:rsid="00092993" officeooo:paragraph-rsid="00092993" style:font-name-asian="Microsoft YaHei" style:font-size-asian="12pt" style:font-weight-asian="normal" style:font-name-complex="Mangal" style:font-size-complex="12pt" style:font-weight-complex="normal"/>
    </style:style>
    <style:style style:name="P48" style:family="paragraph" style:parent-style-name="Text_20_body">
      <style:text-properties style:font-name="Liberation Serif" fo:font-size="12pt" fo:language="de" fo:country="DE" fo:font-weight="normal" officeooo:rsid="00092993" officeooo:paragraph-rsid="006591a3" style:font-name-asian="Microsoft YaHei" style:font-size-asian="12pt" style:font-weight-asian="normal" style:font-name-complex="Mangal" style:font-size-complex="12pt" style:font-weight-complex="normal"/>
    </style:style>
    <style:style style:name="P49" style:family="paragraph" style:parent-style-name="Text_20_body">
      <style:text-properties style:font-name="Liberation Serif" fo:font-size="12pt" fo:language="de" fo:country="DE" fo:font-weight="normal" officeooo:rsid="00092993" officeooo:paragraph-rsid="0087750f" style:font-name-asian="Microsoft YaHei" style:font-size-asian="12pt" style:font-weight-asian="normal" style:font-name-complex="Mangal" style:font-size-complex="12pt" style:font-weight-complex="normal"/>
    </style:style>
    <style:style style:name="P50" style:family="paragraph" style:parent-style-name="Text_20_body">
      <style:text-properties officeooo:rsid="006591a3" officeooo:paragraph-rsid="006591a3"/>
    </style:style>
    <style:style style:name="P51" style:family="paragraph" style:parent-style-name="Text_20_body">
      <style:text-properties officeooo:paragraph-rsid="006591a3"/>
    </style:style>
    <style:style style:name="P52" style:family="paragraph" style:parent-style-name="Text_20_body">
      <style:text-properties officeooo:paragraph-rsid="0087750f"/>
    </style:style>
    <style:style style:name="P53" style:family="paragraph" style:parent-style-name="Text_20_body">
      <style:text-properties style:font-name="Liberation Serif" fo:font-size="12pt" fo:language="de" fo:country="DE" fo:font-weight="normal" officeooo:rsid="00201343" officeooo:paragraph-rsid="0084f561" style:font-name-asian="Microsoft YaHei" style:font-size-asian="12pt" style:font-weight-asian="normal" style:font-name-complex="Mangal" style:font-size-complex="12pt" style:font-weight-complex="normal"/>
    </style:style>
    <style:style style:name="P54" style:family="paragraph" style:parent-style-name="Text_20_body">
      <style:text-properties style:font-name="Liberation Serif" fo:font-size="12pt" fo:language="de" fo:country="DE" fo:font-weight="normal" officeooo:rsid="00092993" officeooo:paragraph-rsid="006591a3" style:font-name-asian="Microsoft YaHei" style:font-size-asian="12pt" style:font-weight-asian="normal" style:font-name-complex="Mangal" style:font-size-complex="12pt" style:font-weight-complex="normal"/>
    </style:style>
    <style:style style:name="P55" style:family="paragraph" style:parent-style-name="Text_20_body">
      <style:text-properties style:font-name="Liberation Serif" fo:font-size="12pt" fo:language="de" fo:country="DE" fo:font-weight="normal" officeooo:rsid="0087750f" officeooo:paragraph-rsid="0087750f" style:font-name-asian="Microsoft YaHei" style:font-size-asian="12pt" style:font-weight-asian="normal" style:font-name-complex="Mangal" style:font-size-complex="12pt" style:font-weight-complex="normal"/>
    </style:style>
    <style:style style:name="P56" style:family="paragraph" style:parent-style-name="Table_20_Contents">
      <style:text-properties fo:language="de" fo:country="DE" officeooo:rsid="0081bcf6" officeooo:paragraph-rsid="009bd0c1"/>
    </style:style>
    <style:style style:name="P57" style:family="paragraph" style:parent-style-name="Table_20_Contents">
      <style:text-properties fo:language="de" fo:country="DE" officeooo:rsid="0081bcf6" officeooo:paragraph-rsid="009c1409"/>
    </style:style>
    <style:style style:name="P58" style:family="paragraph" style:parent-style-name="Table_20_Contents">
      <style:text-properties fo:language="de" fo:country="DE" officeooo:rsid="008d098a" officeooo:paragraph-rsid="008d098a"/>
    </style:style>
    <style:style style:name="P59" style:family="paragraph" style:parent-style-name="Table_20_Contents">
      <style:text-properties fo:language="de" fo:country="DE" officeooo:rsid="008b561c" officeooo:paragraph-rsid="008b561c"/>
    </style:style>
    <style:style style:name="P60" style:family="paragraph" style:parent-style-name="Table_20_Contents">
      <style:text-properties style:font-name="Liberation Serif" fo:font-size="12pt" fo:language="de" fo:country="DE" fo:font-weight="normal" officeooo:rsid="00821db2" officeooo:paragraph-rsid="0084f561" style:font-name-asian="Microsoft YaHei" style:font-size-asian="12pt" style:font-weight-asian="normal" style:font-name-complex="Mangal" style:font-size-complex="12pt" style:font-weight-complex="normal"/>
    </style:style>
    <style:style style:name="P61" style:family="paragraph" style:parent-style-name="Heading_20_5">
      <style:text-properties fo:font-weight="normal" officeooo:rsid="00092993" officeooo:paragraph-rsid="00092993" style:font-weight-asian="normal" style:font-weight-complex="normal"/>
    </style:style>
    <style:style style:name="P62" style:family="paragraph" style:parent-style-name="Heading_20_5">
      <style:text-properties fo:font-weight="normal" officeooo:rsid="00092993" officeooo:paragraph-rsid="0084f561" style:font-weight-asian="normal" style:font-weight-complex="normal"/>
    </style:style>
    <style:style style:name="P63" style:family="paragraph" style:parent-style-name="Heading_20_5">
      <style:text-properties style:font-name="Liberation Serif" fo:font-size="12pt" fo:font-weight="normal" officeooo:rsid="001eacbd" officeooo:paragraph-rsid="001eacbd" style:font-size-asian="12pt" style:font-weight-asian="normal" style:font-size-complex="12pt" style:font-weight-complex="normal"/>
    </style:style>
    <style:style style:name="P64" style:family="paragraph" style:parent-style-name="Heading_20_5">
      <style:text-properties style:font-name="Liberation Serif" fo:font-size="12pt" fo:language="de" fo:country="DE" fo:font-weight="normal" officeooo:rsid="00201343" officeooo:paragraph-rsid="001eacbd" style:font-name-asian="Microsoft YaHei" style:font-size-asian="12pt" style:font-weight-asian="normal" style:font-name-complex="Mangal" style:font-size-complex="12pt" style:font-weight-complex="normal"/>
    </style:style>
    <style:style style:name="P65" style:family="paragraph" style:parent-style-name="Heading_20_5">
      <style:text-properties style:font-name="Liberation Serif" fo:font-size="12pt" fo:language="de" fo:country="DE" fo:font-weight="normal" officeooo:rsid="00664391" officeooo:paragraph-rsid="006591a3" style:font-name-asian="Microsoft YaHei" style:font-size-asian="12pt" style:font-weight-asian="normal" style:font-name-complex="Mangal" style:font-size-complex="12pt" style:font-weight-complex="normal"/>
    </style:style>
    <style:style style:name="P66" style:family="paragraph" style:parent-style-name="Heading_20_5">
      <style:text-properties style:font-name="Liberation Serif" fo:font-size="12pt" fo:language="de" fo:country="DE" fo:font-weight="normal" officeooo:rsid="000ad547" officeooo:paragraph-rsid="006591a3" style:font-name-asian="Microsoft YaHei" style:font-size-asian="12pt" style:font-weight-asian="normal" style:font-name-complex="Mangal" style:font-size-complex="12pt" style:font-weight-complex="normal"/>
    </style:style>
    <style:style style:name="P67" style:family="paragraph" style:parent-style-name="Heading_20_5">
      <style:text-properties officeooo:paragraph-rsid="001eacbd"/>
    </style:style>
    <style:style style:name="P68" style:family="paragraph" style:parent-style-name="Heading_20_5">
      <style:text-properties officeooo:paragraph-rsid="0084f561"/>
    </style:style>
    <style:style style:name="P69" style:family="paragraph" style:parent-style-name="Heading_20_5">
      <style:text-properties officeooo:rsid="0087750f" officeooo:paragraph-rsid="0087750f"/>
    </style:style>
    <style:style style:name="P70" style:family="paragraph" style:parent-style-name="Heading_20_5">
      <style:text-properties officeooo:paragraph-rsid="006591a3"/>
    </style:style>
    <style:style style:name="P71" style:family="paragraph" style:parent-style-name="Standard">
      <style:text-properties officeooo:rsid="00a5b8f9" officeooo:paragraph-rsid="00a5b8f9"/>
    </style:style>
    <style:style style:name="P72" style:family="paragraph" style:parent-style-name="Standard">
      <style:text-properties officeooo:rsid="00a5b8f9" officeooo:paragraph-rsid="00a6daf3"/>
    </style:style>
    <style:style style:name="P73" style:family="paragraph" style:parent-style-name="Standard">
      <style:text-properties fo:language="de" fo:country="DE" officeooo:rsid="00a5b8f9" officeooo:paragraph-rsid="00a6daf3"/>
    </style:style>
    <style:style style:name="P74" style:family="paragraph" style:parent-style-name="Standard">
      <style:text-properties fo:language="de" fo:country="DE" officeooo:rsid="00a6daf3" officeooo:paragraph-rsid="00a5b8f9"/>
    </style:style>
    <style:style style:name="P75" style:family="paragraph" style:parent-style-name="Standard">
      <style:text-properties fo:language="de" fo:country="DE" officeooo:rsid="00a6daf3" officeooo:paragraph-rsid="00a6daf3"/>
    </style:style>
    <style:style style:name="P76" style:family="paragraph" style:parent-style-name="Standard">
      <style:text-properties fo:language="de" fo:country="DE" officeooo:rsid="00a6daf3" officeooo:paragraph-rsid="00a87935"/>
    </style:style>
    <style:style style:name="P77" style:family="paragraph" style:parent-style-name="Standard">
      <style:text-properties officeooo:rsid="00a6daf3" officeooo:paragraph-rsid="00a6daf3"/>
    </style:style>
    <style:style style:name="P78" style:family="paragraph" style:parent-style-name="Standard">
      <style:text-properties officeooo:rsid="00a84892" officeooo:paragraph-rsid="00a87935"/>
    </style:style>
    <style:style style:name="P79" style:family="paragraph" style:parent-style-name="Standard">
      <style:text-properties officeooo:paragraph-rsid="00a84892"/>
    </style:style>
    <style:style style:name="T1" style:family="text">
      <style:text-properties officeooo:rsid="0004ba3a"/>
    </style:style>
    <style:style style:name="T2" style:family="text">
      <style:text-properties officeooo:rsid="00060200"/>
    </style:style>
    <style:style style:name="T3" style:family="text">
      <style:text-properties officeooo:rsid="0006f24c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6d06b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6f24c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eacbd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language="de" fo:country="DE" fo:font-weight="normal" style:font-name-asian="Microsoft YaHei" style:font-size-asian="12pt" style:font-weight-asian="normal" style:font-name-complex="Mangal" style:font-size-complex="12pt" style:font-weight-complex="normal"/>
    </style:style>
    <style:style style:name="T9" style:family="text">
      <style:text-properties style:font-name="Liberation Serif" fo:font-size="12pt" fo:language="de" fo:country="DE" fo:font-weight="normal" officeooo:rsid="00092993" style:font-name-asian="Microsoft YaHei" style:font-size-asian="12pt" style:font-weight-asian="normal" style:font-name-complex="Mangal" style:font-size-complex="12pt" style:font-weight-complex="normal"/>
    </style:style>
    <style:style style:name="T10" style:family="text">
      <style:text-properties style:font-name="Liberation Serif" fo:font-size="12pt" fo:language="de" fo:country="DE" fo:font-weight="normal" officeooo:rsid="001eacbd" style:font-name-asian="Microsoft YaHei" style:font-size-asian="12pt" style:font-weight-asian="normal" style:font-name-complex="Mangal" style:font-size-complex="12pt" style:font-weight-complex="normal"/>
    </style:style>
    <style:style style:name="T11" style:family="text">
      <style:text-properties style:font-name="Liberation Serif" fo:font-size="12pt" fo:language="de" fo:country="DE" fo:font-weight="normal" officeooo:rsid="00201343" style:font-name-asian="Microsoft YaHei" style:font-size-asian="12pt" style:font-weight-asian="normal" style:font-name-complex="Mangal" style:font-size-complex="12pt" style:font-weight-complex="normal"/>
    </style:style>
    <style:style style:name="T12" style:family="text">
      <style:text-properties style:font-name="Liberation Serif" fo:font-size="12pt" fo:language="de" fo:country="DE" fo:font-weight="normal" officeooo:rsid="000ad547" style:font-name-asian="Microsoft YaHei" style:font-size-asian="12pt" style:font-weight-asian="normal" style:font-name-complex="Mangal" style:font-size-complex="12pt" style:font-weight-complex="normal"/>
    </style:style>
    <style:style style:name="T13" style:family="text">
      <style:text-properties style:font-name="Liberation Serif" fo:font-size="12pt" fo:language="de" fo:country="DE" fo:font-weight="normal" officeooo:rsid="0084f561" style:font-name-asian="Microsoft YaHei" style:font-size-asian="12pt" style:font-weight-asian="normal" style:font-name-complex="Mangal" style:font-size-complex="12pt" style:font-weight-complex="normal"/>
    </style:style>
    <style:style style:name="T14" style:family="text">
      <style:text-properties style:font-name="Liberation Serif" fo:font-size="12pt" fo:language="de" fo:country="DE" fo:font-weight="normal" officeooo:rsid="0087750f" style:font-name-asian="Microsoft YaHei" style:font-size-asian="12pt" style:font-weight-asian="normal" style:font-name-complex="Mangal" style:font-size-complex="12pt" style:font-weight-complex="normal"/>
    </style:style>
    <style:style style:name="T15" style:family="text">
      <style:text-properties style:font-name="Liberation Serif" fo:font-size="12pt" fo:language="de" fo:country="DE" fo:font-weight="normal" officeooo:rsid="00664391" style:font-name-asian="Microsoft YaHei" style:font-size-asian="12pt" style:font-weight-asian="normal" style:font-name-complex="Mangal" style:font-size-complex="12pt" style:font-weight-complex="normal"/>
    </style:style>
    <style:style style:name="T16" style:family="text">
      <style:text-properties style:font-name="Liberation Serif" fo:font-size="12pt" fo:language="de" fo:country="DE" fo:font-weight="normal" officeooo:rsid="009394e1" style:font-name-asian="Microsoft YaHei" style:font-size-asian="12pt" style:font-weight-asian="normal" style:font-name-complex="Mangal" style:font-size-complex="12pt" style:font-weight-complex="normal"/>
    </style:style>
    <style:style style:name="T17" style:family="text">
      <style:text-properties style:font-name="Liberation Serif" fo:font-size="12pt" fo:language="de" fo:country="DE" fo:font-weight="normal" officeooo:rsid="009c1409" style:font-name-asian="Microsoft YaHei" style:font-size-asian="12pt" style:font-weight-asian="normal" style:font-name-complex="Mangal" style:font-size-complex="12pt" style:font-weight-complex="normal"/>
    </style:style>
    <style:style style:name="T18" style:family="text">
      <style:text-properties style:font-name="Liberation Serif" fo:font-size="12pt" fo:language="de" fo:country="DE" fo:font-weight="bold" officeooo:rsid="0006f24c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Liberation Serif" fo:font-size="12pt" fo:language="de" fo:country="DE" fo:font-weight="bold" fo:background-color="#ffff00" loext:char-shading-value="0" style:font-name-asian="Microsoft YaHei" style:font-size-asian="12pt" style:font-weight-asian="bold" style:font-name-complex="Mangal" style:font-size-complex="12pt" style:font-weight-complex="bold"/>
    </style:style>
    <style:style style:name="T20" style:family="text">
      <style:text-properties style:font-name="Liberation Serif" fo:font-size="12pt" fo:language="de" fo:country="DE" style:font-name-asian="Microsoft YaHei" style:font-size-asian="12pt" style:font-name-complex="Mangal" style:font-size-complex="12pt"/>
    </style:style>
    <style:style style:name="T21" style:family="text">
      <style:text-properties style:font-name="Liberation Serif" fo:font-size="12pt" fo:language="de" fo:country="DE" officeooo:rsid="0006d06b" style:font-name-asian="Microsoft YaHei" style:font-size-asian="12pt" style:font-name-complex="Mangal" style:font-size-complex="12pt"/>
    </style:style>
    <style:style style:name="T22" style:family="text">
      <style:text-properties style:font-name="Liberation Serif" fo:font-size="12pt" fo:language="de" fo:country="DE" officeooo:rsid="0006f24c" style:font-name-asian="Microsoft YaHei" style:font-size-asian="12pt" style:font-name-complex="Mangal" style:font-size-complex="12pt"/>
    </style:style>
    <style:style style:name="T23" style:family="text">
      <style:text-properties style:font-name="Liberation Serif" fo:font-size="12pt" fo:language="de" fo:country="DE" officeooo:rsid="000ad547" style:font-name-asian="Microsoft YaHei" style:font-size-asian="12pt" style:font-name-complex="Mangal" style:font-size-complex="12pt"/>
    </style:style>
    <style:style style:name="T24" style:family="text">
      <style:text-properties style:font-name="Liberation Serif" fo:font-size="12pt" fo:language="de" fo:country="DE" officeooo:rsid="00201343" style:font-name-asian="Microsoft YaHei" style:font-size-asian="12pt" style:font-name-complex="Mangal" style:font-size-complex="12pt"/>
    </style:style>
    <style:style style:name="T25" style:family="text">
      <style:text-properties style:font-name="Liberation Serif" fo:font-size="12pt" fo:language="de" fo:country="DE" officeooo:rsid="001eacbd" style:font-name-asian="Microsoft YaHei" style:font-size-asian="12pt" style:font-name-complex="Mangal" style:font-size-complex="12pt"/>
    </style:style>
    <style:style style:name="T26" style:family="text">
      <style:text-properties style:font-name="Liberation Serif" fo:font-size="12pt" fo:language="de" fo:country="DE" officeooo:rsid="0008bf1b" style:font-name-asian="Microsoft YaHei" style:font-size-asian="12pt" style:font-name-complex="Mangal" style:font-size-complex="12pt"/>
    </style:style>
    <style:style style:name="T27" style:family="text">
      <style:text-properties style:font-name="Liberation Serif" fo:font-size="12pt" fo:font-weight="bold" officeooo:rsid="0006f24c" fo:background-color="#ffff00" loext:char-shading-value="0" style:font-size-asian="12pt" style:font-weight-asian="bold" style:font-size-complex="12pt" style:font-weight-complex="bold"/>
    </style:style>
    <style:style style:name="T28" style:family="text">
      <style:text-properties officeooo:rsid="000b8049"/>
    </style:style>
    <style:style style:name="T29" style:family="text">
      <style:text-properties fo:language="de" fo:country="DE"/>
    </style:style>
    <style:style style:name="T30" style:family="text">
      <style:text-properties fo:language="de" fo:country="DE" officeooo:rsid="000b8049"/>
    </style:style>
    <style:style style:name="T31" style:family="text">
      <style:text-properties fo:language="de" fo:country="DE" officeooo:rsid="00105804"/>
    </style:style>
    <style:style style:name="T32" style:family="text">
      <style:text-properties fo:language="de" fo:country="DE" officeooo:rsid="00164070"/>
    </style:style>
    <style:style style:name="T33" style:family="text">
      <style:text-properties fo:language="de" fo:country="DE" officeooo:rsid="0016ee9b"/>
    </style:style>
    <style:style style:name="T34" style:family="text">
      <style:text-properties fo:language="de" fo:country="DE" officeooo:rsid="0018f2b3"/>
    </style:style>
    <style:style style:name="T35" style:family="text">
      <style:text-properties fo:language="de" fo:country="DE" officeooo:rsid="0031b1a3"/>
    </style:style>
    <style:style style:name="T36" style:family="text">
      <style:text-properties fo:language="de" fo:country="DE" officeooo:rsid="006591a3"/>
    </style:style>
    <style:style style:name="T37" style:family="text">
      <style:text-properties fo:language="de" fo:country="DE" officeooo:rsid="00664391"/>
    </style:style>
    <style:style style:name="T38" style:family="text">
      <style:text-properties fo:language="de" fo:country="DE" officeooo:rsid="0073065c"/>
    </style:style>
    <style:style style:name="T39" style:family="text">
      <style:text-properties fo:language="de" fo:country="DE" officeooo:rsid="00749e52"/>
    </style:style>
    <style:style style:name="T40" style:family="text">
      <style:text-properties fo:language="de" fo:country="DE" officeooo:rsid="0075a0d4"/>
    </style:style>
    <style:style style:name="T41" style:family="text">
      <style:text-properties fo:language="de" fo:country="DE" officeooo:rsid="0075c041"/>
    </style:style>
    <style:style style:name="T42" style:family="text">
      <style:text-properties fo:language="de" fo:country="DE" officeooo:rsid="0077628f"/>
    </style:style>
    <style:style style:name="T43" style:family="text">
      <style:text-properties fo:language="de" fo:country="DE" officeooo:rsid="00722fb3"/>
    </style:style>
    <style:style style:name="T44" style:family="text">
      <style:text-properties fo:language="de" fo:country="DE" officeooo:rsid="00809188"/>
    </style:style>
    <style:style style:name="T45" style:family="text">
      <style:text-properties fo:language="de" fo:country="DE" officeooo:rsid="00810c3b"/>
    </style:style>
    <style:style style:name="T46" style:family="text">
      <style:text-properties fo:language="de" fo:country="DE" officeooo:rsid="0081bcf6"/>
    </style:style>
    <style:style style:name="T47" style:family="text">
      <style:text-properties fo:language="de" fo:country="DE" officeooo:rsid="00821db2"/>
    </style:style>
    <style:style style:name="T48" style:family="text">
      <style:text-properties fo:language="de" fo:country="DE" officeooo:rsid="0087750f"/>
    </style:style>
    <style:style style:name="T49" style:family="text">
      <style:text-properties fo:language="de" fo:country="DE" officeooo:rsid="008973f3"/>
    </style:style>
    <style:style style:name="T50" style:family="text">
      <style:text-properties fo:language="de" fo:country="DE" officeooo:rsid="008d098a"/>
    </style:style>
    <style:style style:name="T51" style:family="text">
      <style:text-properties fo:language="de" fo:country="DE" officeooo:rsid="008efadb"/>
    </style:style>
    <style:style style:name="T52" style:family="text">
      <style:text-properties fo:language="de" fo:country="DE" officeooo:rsid="008fa1a1"/>
    </style:style>
    <style:style style:name="T53" style:family="text">
      <style:text-properties fo:language="de" fo:country="DE" officeooo:rsid="00908ee0"/>
    </style:style>
    <style:style style:name="T54" style:family="text">
      <style:text-properties fo:language="de" fo:country="DE" officeooo:rsid="0090fecf"/>
    </style:style>
    <style:style style:name="T55" style:family="text">
      <style:text-properties fo:language="de" fo:country="DE" officeooo:rsid="00938d72"/>
    </style:style>
    <style:style style:name="T56" style:family="text">
      <style:text-properties fo:language="de" fo:country="DE" officeooo:rsid="009a3a08"/>
    </style:style>
    <style:style style:name="T57" style:family="text">
      <style:text-properties fo:language="de" fo:country="DE" officeooo:rsid="009e50ea"/>
    </style:style>
    <style:style style:name="T58" style:family="text">
      <style:text-properties fo:language="de" fo:country="DE" officeooo:rsid="009eaaa2"/>
    </style:style>
    <style:style style:name="T59" style:family="text">
      <style:text-properties fo:language="de" fo:country="DE" officeooo:rsid="00a1d027"/>
    </style:style>
    <style:style style:name="T60" style:family="text">
      <style:text-properties fo:language="de" fo:country="DE" officeooo:rsid="00a2cef5"/>
    </style:style>
    <style:style style:name="T61" style:family="text">
      <style:text-properties fo:language="de" fo:country="DE" officeooo:rsid="0087750f" fo:background-color="#ffff00" loext:char-shading-value="0"/>
    </style:style>
    <style:style style:name="T62" style:family="text">
      <style:text-properties fo:language="de" fo:country="DE" officeooo:rsid="008973f3" fo:background-color="#ffff00" loext:char-shading-value="0"/>
    </style:style>
    <style:style style:name="T63" style:family="text">
      <style:text-properties fo:language="de" fo:country="DE" officeooo:rsid="00a6daf3"/>
    </style:style>
    <style:style style:name="T64" style:family="text">
      <style:text-properties fo:language="de" fo:country="DE" officeooo:rsid="00a84892"/>
    </style:style>
    <style:style style:name="T65" style:family="text">
      <style:text-properties officeooo:rsid="00105804"/>
    </style:style>
    <style:style style:name="T66" style:family="text">
      <style:text-properties officeooo:rsid="00164070"/>
    </style:style>
    <style:style style:name="T67" style:family="text">
      <style:text-properties officeooo:rsid="0016ee9b"/>
    </style:style>
    <style:style style:name="T68" style:family="text">
      <style:text-properties officeooo:rsid="00172d68"/>
    </style:style>
    <style:style style:name="T69" style:family="text">
      <style:text-properties officeooo:rsid="006591a3"/>
    </style:style>
    <style:style style:name="T70" style:family="text">
      <style:text-properties style:font-name="Arial" fo:language="de" fo:country="DE" officeooo:rsid="0100a22a"/>
    </style:style>
    <style:style style:name="T71" style:family="text">
      <style:text-properties style:font-name="Arial" fo:language="de" fo:country="DE" officeooo:rsid="00664391"/>
    </style:style>
    <style:style style:name="T72" style:family="text">
      <style:text-properties style:font-name="Arial" fo:language="de" fo:country="DE" officeooo:rsid="0067bdbf"/>
    </style:style>
    <style:style style:name="T73" style:family="text">
      <style:text-properties style:font-name="Arial" fo:language="de" fo:country="DE" officeooo:rsid="0077628f"/>
    </style:style>
    <style:style style:name="T74" style:family="text">
      <style:text-properties style:font-name="Arial" fo:language="de" fo:country="DE" officeooo:rsid="0092fa74"/>
    </style:style>
    <style:style style:name="T75" style:family="text">
      <style:text-properties style:font-name="Arial" fo:language="de" fo:country="DE" officeooo:rsid="00938d72"/>
    </style:style>
    <style:style style:name="T76" style:family="text">
      <style:text-properties style:font-name="Arial" fo:language="de" fo:country="DE" officeooo:rsid="00974b43"/>
    </style:style>
    <style:style style:name="T77" style:family="text">
      <style:text-properties officeooo:rsid="00722fb3"/>
    </style:style>
    <style:style style:name="T78" style:family="text">
      <style:text-properties officeooo:rsid="0075a0d4"/>
    </style:style>
    <style:style style:name="T79" style:family="text">
      <style:text-properties officeooo:rsid="00809188"/>
    </style:style>
    <style:style style:name="T80" style:family="text">
      <style:text-properties officeooo:rsid="0087750f"/>
    </style:style>
    <style:style style:name="T81" style:family="text">
      <style:text-properties officeooo:rsid="008922df"/>
    </style:style>
    <style:style style:name="T82" style:family="text">
      <style:text-properties officeooo:rsid="008973f3"/>
    </style:style>
    <style:style style:name="T83" style:family="text">
      <style:text-properties officeooo:rsid="008d098a"/>
    </style:style>
    <style:style style:name="T84" style:family="text">
      <style:text-properties officeooo:rsid="00a1d027"/>
    </style:style>
    <style:style style:name="T85" style:family="text">
      <style:text-properties officeooo:rsid="00a2cef5"/>
    </style:style>
    <style:style style:name="T86" style:family="text">
      <style:text-properties officeooo:rsid="00a38479"/>
    </style:style>
    <style:style style:name="T87" style:family="text">
      <style:text-properties officeooo:rsid="0087750f" fo:background-color="#ffff00" loext:char-shading-value="0"/>
    </style:style>
    <style:style style:name="T88" style:family="text">
      <style:text-properties officeooo:rsid="008922df" fo:background-color="#ffff00" loext:char-shading-value="0"/>
    </style:style>
    <style:style style:name="T89" style:family="text">
      <style:text-properties officeooo:rsid="008973f3" fo:background-color="#ffff00" loext:char-shading-value="0"/>
    </style:style>
    <style:style style:name="T90" style:family="text">
      <style:text-properties officeooo:rsid="00a6daf3"/>
    </style:style>
    <style:style style:name="T91" style:family="text">
      <style:text-properties officeooo:rsid="00a848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Grundlage: </text:span>https://coral.org/en/coral-reefs-101/</text:p>
      <text:p text:style-name="P50">Storyboard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Bild/er</text:p>
          </table:table-cell>
          <table:table-cell table:style-name="Tabelle1.A1" office:value-type="string">
            <text:p text:style-name="P2">Text</text:p>
          </table:table-cell>
          <table:table-cell table:style-name="Tabelle1.D1" office:value-type="string">
            <text:p text:style-name="P2">Gesprochener Tex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8"><text:span text:style-name="T69">Tolle </text:span><text:span text:style-name="T36">R</text:span><text:span text:style-name="T69">iffszenen</text:span></text:p>
          </table:table-cell>
          <table:table-cell table:style-name="Tabelle1.A2" office:value-type="string">
            <text:p text:style-name="P2">Korallenriffe ...</text:p>
          </table:table-cell>
          <table:table-cell table:style-name="Tabelle1.D2" office:value-type="string">
            <text:p text:style-name="P2">Mit ihren leuchtenden Farben, spektakulären (beinahe alienhaften) Formen und Bewegungen</text:p>
            <text:p text:style-name="P3"><text:span text:style-name="T1">üben Korallenriffe auf viele Menschen eine magische Anziehungskraft aus. Doch hinter der </text:span><text:span text:style-name="T34">eindrucksvollen</text:span><text:span text:style-name="T1"> Fassade liegt eine komplexere und für diesen Planeten </text:span><text:span text:style-name="T2">weit bedeutungsvollere </text:span><text:span text:style-name="T1">Welt </text:span><text:span text:style-name="T2">als es zunächst den </text:span><text:span text:style-name="T3">A</text:span><text:span text:style-name="T2">nschein ha</text:span><text:span text:style-name="T3">ben mag</text:span><text:span text:style-name="T2">.</text:span></text:p>
            <text:p text:style-name="P4">Um dies zu beleuchten zunächst ein paar Zahlen: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7">Welt</text:p>
          </table:table-cell>
          <table:table-cell table:style-name="Tabelle1.A2" office:value-type="string">
            <text:p text:style-name="P47"/>
            <text:p text:style-name="P47"/>
            <text:p text:style-name="P45"><text:span text:style-name="T20">* </text:span><text:span text:style-name="T23">bedecken </text:span><text:span text:style-name="T20">0,2% des </text:span><text:span text:style-name="T21">Meeresbode</text:span><text:span text:style-name="T22">n</text:span><text:span text:style-name="T21">s</text:span></text:p>
            <text:h text:style-name="P61" text:outline-level="5"><text:span text:style-name="T21">* ca 30% des </text:span><text:span text:style-name="T18">marinen</text:span><text:span text:style-name="T22"> Lebens</text:span></text:h>
            <text:p text:style-name="P45"/>
          </table:table-cell>
          <table:table-cell table:style-name="Tabelle1.D3" office:value-type="string">
            <text:h text:style-name="P63" text:outline-level="5">Auf dem blauen Planeten gibt es viele Ökosysteme, </text:h>
            <text:h text:style-name="P63" text:outline-level="5">Wobei der Ozean das größte zusammenhängende Ökosystem darstellt.</text:h>
            <text:h text:style-name="P67" text:outline-level="5"><text:span text:style-name="T7">Darin bedecken </text:span><text:span text:style-name="T4">Korallenriffe </text:span><text:span text:style-name="T10">gerade mal</text:span><text:span text:style-name="T4"> 0,2% </text:span><text:span text:style-name="T5">des Meeresbode</text:span><text:span text:style-name="T6">n</text:span><text:span text:style-name="T5">s aber beheimaten ca 30% des </text:span><text:span text:style-name="T27">marinen</text:span><text:span text:style-name="T6"> Lebens (also des Lebens im Meer) </text:span></text:h>
            <text:h text:style-name="P64" text:outline-level="5"/>
            <text:h text:style-name="P62" text:outline-level="5"><text:span text:style-name="T25">Sie gelten</text:span><text:span text:style-name="T26"> als das marine Ökosystem mit der höchsten </text:span><text:span text:style-name="T19">Biodiversität</text:span><text:span text:style-name="T20">. </text:span><text:span text:style-name="T24">Den meisten verschiedenen Arten</text:span></text:h>
            <text:p text:style-name="P53"/>
            <text:h text:style-name="P68" text:outline-level="5"><text:span text:style-name="T11">S</text:span><text:span text:style-name="T13">ie sind stark mit den anderen Lebensräumen im Ozean vernetzt und spielen eine zentrale Rolle für den gesamten Ozean</text:span></text:h>
          </table:table-cell>
        </table:table-row>
        <table:table-row table:style-name="Tabelle1.4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48"/>
          </table:table-cell>
          <table:table-cell table:style-name="Tabelle1.D2" office:value-type="string">
            <text:h text:style-name="P65" text:outline-level="5"/>
          </table:table-cell>
        </table:table-row>
        <table:table-row table:style-name="Tabelle1.5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Korallenriffe sind…</text:p>
            <text:p text:style-name="P4"/>
            <text:p text:style-name="P4"/>
          </table:table-cell>
          <table:table-cell table:style-name="Tabelle1.D2" office:value-type="string">
            <text:p text:style-name="P37"><text:span text:style-name="T56">Doch wa</text:span><text:span text:style-name="T65">s verstehen wir eigentlich genau unter Korallenriffen?</text:span></text:p>
            <text:p text:style-name="P5"/>
            <text:p text:style-name="P19"><text:span text:style-name="T37">Die Grundstruktur von Korallenriffen </text:span><text:span text:style-name="T55">besteht aus </text:span><text:span text:style-name="T37">Überresten von Hartkorallen, </text:span><text:span text:style-name="T70">Muscheln </text:span><text:span text:style-name="T76">und anderer Tiere und Pflanzen.</text:span></text:p>
            <text:p text:style-name="P19"><text:span text:style-name="T70">D</text:span><text:span text:style-name="T71">iese Strukturen liegen meist </text:span><text:span text:style-name="T73">nah </text:span><text:span text:style-name="T71">unter der Wasserober</text:span><text:span text:style-name="T72">f</text:span><text:span text:style-name="T71">läche </text:span><text:span text:style-name="T72">tropischer Meere</text:span><text:span text:style-name="T71"> und können </text:span><text:span text:style-name="T74">bei guten Bedingungen langsam</text:span><text:span text:style-name="T71"> wachsen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1">satellit</text:p>
          </table:table-cell>
          <table:table-cell table:style-name="Tabelle1.A2" office:value-type="string">
            <text:p text:style-name="P42">2</text:p>
          </table:table-cell>
          <table:table-cell table:style-name="Tabelle1.D2" office:value-type="string">
            <text:p text:style-name="P20"><text:span text:style-name="T71">Einige erreichen die Ausmaße von </text:span><text:span text:style-name="T72">u</text:span><text:span text:style-name="T71">nter </text:span><text:span text:style-name="T72">W</text:span><text:span text:style-name="T71">asser liegenden Gebirgen wie dem kilometerhohen En</text:span><text:span text:style-name="T72">iweto</text:span><text:span text:style-name="T71">k Atoll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1">satellit</text:p>
          </table:table-cell>
          <table:table-cell table:style-name="Tabelle1.A2" office:value-type="string">
            <text:p text:style-name="P42">2</text:p>
          </table:table-cell>
          <table:table-cell table:style-name="Tabelle1.D2" office:value-type="string">
            <text:p text:style-name="P20"><text:span text:style-name="T71">Andere wie das Mesoameri</text:span><text:span text:style-name="T72">can</text:span><text:span text:style-name="T71"> Barrier </text:span><text:span text:style-name="T72">Ree</text:span><text:span text:style-name="T71">f i</text:span><text:span text:style-name="T74">n der Karibik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1">satellit</text:p>
          </table:table-cell>
          <table:table-cell table:style-name="Tabelle1.A2" office:value-type="string">
            <text:p text:style-name="P42">3</text:p>
          </table:table-cell>
          <table:table-cell table:style-name="Tabelle1.D2" office:value-type="string">
            <text:p text:style-name="P6"><text:span text:style-name="T71">oder das Great Barrier vor Australien erstrecken sich über tausende Kilometer </text:span><text:span text:style-name="T72">L</text:span><text:span text:style-name="T71">änge.</text:span></text:p>
            <text:p text:style-name="P6"><text:span text:style-name="T72">Das Great Barrier Reef spannt eine Distanz von 2300 km Länge, der Distanz zwischen Berlin und Lissabon </text:span><text:span text:style-name="T75">und ist die größte von Lebewesen geschaffene Struktur des Planeten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22"><text:span text:style-name="T77">Ge</text:span><text:span text:style-name="T39">formt</text:span><text:span text:style-name="T77"> werden diese Strukturen weitestgehend durch Steinkorallen, die im Gegensatz </text:span><text:soft-page-break/><text:span text:style-name="T77">zu den Weichkorallen an ihrer Unterseite feste</text:span><text:span text:style-name="T78">n Kalk</text:span><text:span text:style-name="T77"> </text:span><text:span text:style-name="T39">absondern</text:span><text:span text:style-name="T77">, wodurch die Struktur </text:span><text:span text:style-name="T79">des Riffes</text:span><text:span text:style-name="T77"> wächst.</text:span></text:p>
            <text:p text:style-name="P22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3">5</text:p>
          </table:table-cell>
          <table:table-cell table:style-name="Tabelle1.D2" office:value-type="string">
            <text:p text:style-name="P23"><text:span text:style-name="T78">Anders als man bei ihrem Erscheinungsbild vermuten könnte, </text:span><text:span text:style-name="T40">sind</text:span><text:span text:style-name="T78"> Korallen </text:span><text:span text:style-name="T40">keine Pflanzen sondern gehören zu den Tieren.</text:span></text:p>
            <text:p text:style-name="P24"><text:span text:style-name="T39">Dabei</text:span><text:span text:style-name="T43"> bilden </text:span><text:span text:style-name="T39">sie</text:span><text:span text:style-name="T43"> </text:span><text:span text:style-name="T39">lediglich</text:span><text:span text:style-name="T43"> einen dünnen Film lebende</text:span><text:span text:style-name="T38">n Gewebes, </text:span><text:span text:style-name="T39">der aus einer sich vermehrenden Gemeinschaft der einzelnen </text:span><text:span text:style-name="T42">Korallen</text:span><text:span text:style-name="T39"> besteht, den sogenannten Polypen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3">6</text:p>
          </table:table-cell>
          <table:table-cell table:style-name="Tabelle1.D2" office:value-type="string">
            <text:p text:style-name="P39"><text:span text:style-name="T29">Wenn man nah genug herangeht, lassen sich auf den </text:span><text:span text:style-name="T57">t</text:span><text:span text:style-name="T29">eils beeindruckend großen Korallen viele kleine dieser Polypen dicht an dicht erkennen.</text:span></text:p>
            <text:p text:style-name="P38"><text:span text:style-name="T40">Jede</text:span><text:span text:style-name="T42">r Polyp</text:span><text:span text:style-name="T40"> hat dabei eine Mundöffnung, die mit Tentakeln umringt ist. Diese sind wiederum mit Nesselzellen </text:span><text:span text:style-name="T42">bewaffnet</text:span><text:span text:style-name="T40"> und helfen </text:span><text:span text:style-name="T58">bei der Verteidigung </text:span><text:span text:style-name="T40">beim </text:span><text:span text:style-name="T41">A</text:span><text:span text:style-name="T40">ngeln nach Beute, die dann in den Mund transportiert und verdaut wird.</text:span></text:p>
            <text:p text:style-name="P56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41"><text:span text:style-name="T42">Um sich </text:span><text:span text:style-name="T44">im Wettbewerb (um Raum und Nährstoffe) </text:span><text:span text:style-name="T42">erfolgreich gegen andere Organismen wie Pflanzen durchsetzen zu können, sind die meisten Korallen eine Symbiose mit einzelligen Algen eingegangen - </text:span><text:span text:style-name="T44">den sogenannten Zooxanthellen.</text:span></text:p>
            <text:p text:style-name="P25"><text:span text:style-name="T44">D</text:span><text:span text:style-name="T29">iese Pflanzenzellen leben in der Haut der Korallen und betreiben Photosynthese, verwenden also Licht um Zucker zu produzieren.</text:span></text:p>
            <text:p text:style-name="P41"><text:span text:style-name="T45">Den Zucker geben sie dann </text:span><text:span text:style-name="T58">teilweise</text:span><text:span text:style-name="T45"> an die Koralle ab, bekommen dafür andere Nährstoffe und werden von der Koralle geschützt. Zooxanthelle und Koralle profitieren also beide – eine symbiotische Verbindung.</text:span></text:p>
            <text:p text:style-name="P57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4">8</text:p>
          </table:table-cell>
          <table:table-cell table:style-name="Tabelle1.D2" office:value-type="string">
            <text:p text:style-name="P41"><text:span text:style-name="T45">D</text:span><text:span text:style-name="T47">ie Koralle ernährt sich also zum Einen als Angler über den Mund und zum Anderen über die Symbiose mit ihren Zooxanthellen.</text:span></text:p>
            <text:p text:style-name="P40"><text:span text:style-name="T45">D</text:span><text:span text:style-name="T46">ie </text:span><text:span text:style-name="T47">verschiedenen</text:span><text:span text:style-name="T46"> Zooxanthellen haben verschiedenste Farben, während das Gewebe der Korallen durchsichtig ist. Diese Symbiose ist also auch für das magische Farbspektrum der Korallenriffe verantwortlich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8">Veeschiedenste Korallen</text:p>
            <text:p text:style-name="P17"/>
            <text:p text:style-name="P17"/>
            <text:p text:style-name="P17">Viele Fische</text:p>
            <text:p text:style-name="P17"/>
            <text:p text:style-name="P17"/>
            <text:p text:style-name="P17"/>
            <text:p text:style-name="P17"/>
            <text:p text:style-name="P28">Krabben, Muscheln , nudibranches</text:p>
          </table:table-cell>
          <table:table-cell table:style-name="Tabelle1.A2" office:value-type="string">
            <text:p text:style-name="P49">* 840 Arten Korallen</text:p>
            <text:p text:style-name="P48"/>
            <text:p text:style-name="P48"/>
            <text:p text:style-name="P48">* 4000 Arten Riff-Fische</text:p>
            <text:p text:style-name="P48"/>
            <text:p text:style-name="P46"><text:span text:style-name="T20">* </text:span><text:soft-page-break/><text:span text:style-name="T20">Über eine </text:span><text:span text:style-name="T23">M</text:span><text:span text:style-name="T20">illionen weiterer Arten</text:span></text:p>
            <text:p text:style-name="P48"/>
            <text:p text:style-name="P55"/>
          </table:table-cell>
          <table:table-cell table:style-name="Tabelle1.D2" office:value-type="string">
            <text:p text:style-name="P49"><text:span text:style-name="T80">Insgesamt gibt es mindestens </text:span><text:span text:style-name="T12">840 Arten Korallen</text:span></text:p>
            <text:h text:style-name="P69" text:outline-level="5"><text:span text:style-name="T12">d</text:span><text:span text:style-name="T8">ie wiederum ein Heim für über</text:span></text:h>
            <text:h text:style-name="P66" text:outline-level="5"/>
            <text:p text:style-name="P48">4000 Arten Riff-Fische <text:span text:style-name="T80">bieten</text:span></text:p>
            <text:p text:style-name="P48"/>
            <text:p text:style-name="P51"><text:span text:style-name="T14">und sich das Ökosystem Riff mit</text:span><text:span text:style-name="T9"> eine</text:span><text:span text:style-name="T14">r</text:span><text:span text:style-name="T9"> </text:span><text:span text:style-name="T12">M</text:span><text:span text:style-name="T9">illionen weiterer Arten </text:span><text:span text:style-name="T14">teilen</text:span></text:p>
            <text:p text:style-name="P48"/>
            <text:p text:style-name="P52"><text:span text:style-name="T14">viele dieser Org</text:span><text:span text:style-name="T16">a</text:span><text:span text:style-name="T14">nismen leben einen Teil ihres Lebens im Riff und wandern dann ab. </text:span><text:span text:style-name="T17">Die Riffe sind also stark mit den anderen Ökosystemen im Ozean vernetzt und </text:span><text:span text:style-name="T14">bilden </text:span><text:span text:style-name="T17">eine Art</text:span><text:span text:style-name="T14"> </text:span><text:span text:style-name="T15">Kinderstube </text:span><text:span text:style-name="T14">des Ozeans.</text:span></text:p>
            <text:p text:style-name="P60">Korallen – komplexeres Lebewesen als es von außen schein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48"/>
          </table:table-cell>
          <table:table-cell table:style-name="Tabelle1.D2" office:value-type="string">
            <text:h text:style-name="P70" text:outline-level="5"/>
          </table:table-cell>
        </table:table-row>
        <table:table-row>
          <table:table-cell table:style-name="Tabelle1.A2" office:value-type="string">
            <text:p text:style-name="P26">2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27">Wie wachsen Korallen?</text:p>
          </table:table-cell>
        </table:table-row>
        <table:table-row>
          <table:table-cell table:style-name="Tabelle1.A2" office:value-type="string">
            <text:p text:style-name="P26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29"><text:span text:style-name="T80">Das was wir als eine Koralle wahrnehmen </text:span><text:span text:style-name="T48">ist</text:span><text:span text:style-name="T80"> im allgemeinen ein </text:span><text:span text:style-name="T87">Korallenst</text:span><text:span text:style-name="T61">ock</text:span><text:span text:style-name="T48">,</text:span><text:span text:style-name="T80"> also ein </text:span><text:span text:style-name="T87">Kalkskelett</text:span><text:span text:style-name="T80">, dessen </text:span><text:span text:style-name="T48">O</text:span><text:span text:style-name="T80">berfläche bedeckt ist durch eine </text:span><text:span text:style-name="T87">Kolonie</text:span><text:span text:style-name="T80">, </text:span><text:span text:style-name="T85">ein </text:span><text:span text:style-name="T80">Zusammenschluss der </text:span><text:span text:style-name="T48">e</text:span><text:span text:style-name="T80">inzelnen </text:span><text:span text:style-name="T87">Korallen-Polypen</text:span><text:span text:style-name="T80"> der gleichen Art.</text:span></text:p>
            <text:p text:style-name="P29"/>
            <text:p text:style-name="P30"><text:span text:style-name="T81">Wenn Korallen sich </text:span><text:span text:style-name="T88">vermehren</text:span><text:span text:style-name="T81">, entlassen sie, getimed durch den Mondzyklus, ihre </text:span><text:span text:style-name="T88">Spermien</text:span><text:span text:style-name="T81"> und </text:span><text:span text:style-name="T88">Eizellen</text:span><text:span text:style-name="T81"> ins umliegende Wasser, </text:span><text:span text:style-name="T82">dort findet die </text:span><text:span text:style-name="T62">B</text:span><text:span text:style-name="T89">efruchtung</text:span><text:span text:style-name="T82"> statt und die jungen </text:span><text:span text:style-name="T89">Korallenlarven</text:span><text:span text:style-name="T82"> driften durchs Meer bis sie im besten Fall einen festen unbesiedelten </text:span><text:span text:style-name="T49">U</text:span><text:span text:style-name="T82">ntergrund mit guten Licht und Temperaturbedingungen finden, festwachsen und eine neue Kolonie gründen.</text:span></text:p>
            <text:p text:style-name="P34"><text:span text:style-name="T59">W</text:span><text:span text:style-name="T83">enn die Bedingungen gut sind, </text:span><text:span text:style-name="T86">vermehrt sich</text:span><text:span text:style-name="T83"> der </text:span><text:span text:style-name="T50">P</text:span><text:span text:style-name="T83">olyp - das passiert dann allerdings ungeschlechtlich. Der Gründerpolyp klont sich also und gibt nach unten Kalziumkarbonat – </text:span><text:span text:style-name="T84">besser bekannt als</text:span><text:span text:style-name="T83"> „Kalk“ - ab wodurch die Struktur wächst und die teilweise spektakulären Formen bildet.</text:span></text:p>
            <text:p text:style-name="P31"><text:span text:style-name="T82">Die </text:span><text:span text:style-name="T49">W</text:span><text:span text:style-name="T82">ahrscheinlichkeit eine neue Kolonie zu gründen ist winzig klein, da die Larve keinen Einfluss hat, wo die Strömung sie hintreibt </text:span><text:span text:style-name="T49">oder</text:span><text:span text:style-name="T82"> sie auf dem Weg auf andere hungrige Meeresbewohner </text:span><text:span text:style-name="T49">trifft</text:span><text:span text:style-name="T82">.</text:span></text:p>
            <text:p text:style-name="P32">Häufig wachsen Riffe im flachen, klaren Wasser um Inseln herum</text:p>
            <text:p text:style-name="P33"><text:span text:style-name="T29">und bilden ein sogenanntes </text:span><text:span text:style-name="T50">Saumriff – wie unseres, was wir betauchen.</text:span></text:p>
            <text:p text:style-name="P58">Manchmal liegen Riffe deutlich weiter draußen im Meer, fassen größere Lagunen ein und werden dann Barriereriffe genannt.</text:p>
            <text:p text:style-name="P34"><text:span text:style-name="T59">Es gibt noch einen dritten Rifftyp: </text:span><text:span text:style-name="T50"><text:s/>sinkt eine Insel mit Saumriff ab oder der Meeresspiegel </text:span><text:span text:style-name="T59">steigt.</text:span><text:span text:style-name="T50">. Wenn das Riff mit dem Wachstum hinterherkommt entsteht so ein Korallenring – ein so genanntes Atoll.</text:span></text:p>
            <text:p text:style-name="P58"/>
            <text:p text:style-name="P35"><text:span text:style-name="T51">Wenn wir </text:span><text:span text:style-name="T60">morgen früh</text:span><text:span text:style-name="T51"> ins Riff aufbrechen, passt auf, dass ihr die Korallen nicht berührt, vor allem mit den Flossen. </text:span><text:span text:style-name="T54">D</text:span><text:span text:style-name="T51">ie Korallen</text:span><text:span text:style-name="T54">polypen</text:span><text:span text:style-name="T51"> bilden eine geschlossene </text:span><text:span text:style-name="T52">S</text:span><text:span text:style-name="T51">chicht auf dem Kal</text:span><text:span text:style-name="T52">k</text:span><text:span text:style-name="T51">skelett, die </text:span><text:span text:style-name="T52">solange sie in Takt ist, </text:span><text:span text:style-name="T51">gut gegen Krankheiten und Fressfeinde schützt. </text:span><text:span text:style-name="T52">Ähnlich wie unsere Haut.</text:span></text:p>
            <text:p text:style-name="P36"><text:span text:style-name="T52">Alles klar. </text:span><text:span text:style-name="T53">C</text:span><text:span text:style-name="T52">heckt eure Ausrüstungen und beladet das Boot. Wir legen in einer halben Stunde ab.</text:span></text:p>
            <text:p text:style-name="P59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9">BspBild jeweils eins</text:p>
          </table:table-cell>
          <table:table-cell table:style-name="Tabelle1.A2" office:value-type="string">
            <text:p text:style-name="P10">Kaltwass<text:soft-page-break/>erkorallen</text:p>
            <text:p text:style-name="P8"/>
            <text:p text:style-name="P10">Warmwasserkorallen</text:p>
            <text:p text:style-name="P11"/>
          </table:table-cell>
          <table:table-cell table:style-name="Tabelle1.D2" office:value-type="string">
            <text:p text:style-name="P12"><text:span text:style-name="T65">Man unterscheidet </text:span><text:span text:style-name="T32">zwischen</text:span><text:span text:style-name="T65"> </text:span><text:span text:style-name="T32">Kalt</text:span><text:span text:style-name="T65">- und </text:span><text:span text:style-name="T32">Warm</text:span><text:span text:style-name="T65">wasser-Korallenriffe</text:span><text:span text:style-name="T66">n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Kaltwasserkorallenriff <text:span text:style-name="T68">map</text:span></text:p>
          </table:table-cell>
          <table:table-cell table:style-name="Tabelle1.A2" office:value-type="string">
            <text:p text:style-name="P8"/>
          </table:table-cell>
          <table:table-cell table:style-name="Tabelle1.D2" office:value-type="string">
            <text:p text:style-name="P11"><text:span text:style-name="T32">Kalt</text:span><text:span text:style-name="T66">wasser-</text:span><text:span text:style-name="T32">K</text:span><text:span text:style-name="T66">orallen wachsen in Zonen im Temperaturbereich zwischen <text:s/></text:span><text:span text:style-name="T67">x und x Grad Celsius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1"><text:span text:style-name="T31">W</text:span><text:span text:style-name="T65">armwasser Korallenriff </text:span><text:span text:style-name="T68">map</text:span><text:span text:style-name="T65"> </text:span></text:p>
          </table:table-cell>
          <table:table-cell table:style-name="Tabelle1.A2" office:value-type="string">
            <text:p text:style-name="P8"/>
          </table:table-cell>
          <table:table-cell table:style-name="Tabelle1.D2" office:value-type="string">
            <text:p text:style-name="P11"><text:span text:style-name="T66">Warmwasser-</text:span><text:span text:style-name="T32">K</text:span><text:span text:style-name="T66">orallen wachsen in Zonen im Temperaturbereich zwischen </text:span><text:span text:style-name="T67">x und x Grad Celsius</text:span></text:p>
            <text:p text:style-name="P11"/>
            <text:p text:style-name="P11"><text:span text:style-name="T67">Wenn von Korallenriffen die Rede ist wird meist von Warmwasserkorallen gesprochen – </text:span><text:span text:style-name="T33">Sie haben tendenziell die intensiveren Farben, machen den (Großteil?) der weltweiten Riffs aus und sind die Riffe welche Ziel von Tourismusreisen sind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4">Hartkorallen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4">Weichkorallen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  <text:p text:style-name="Table_20_Contents">* <text:span text:style-name="T28">275 Millionen Menschen leben </text:span><text:span text:style-name="T30">näher als 30km</text:span><text:span text:style-name="T28"> </text:span><text:span text:style-name="T30">an</text:span><text:span text:style-name="T28"> Korallenriffen</text:span></text:p>
            <text:p text:style-name="Table_20_Contents">* <text:span text:style-name="T28">über 100 profitieren direkt von der Nähe zu Korallenri</text:span><text:soft-page-break/><text:span text:style-name="T28">ffen</text:span></text:p>
            <text:p text:style-name="P15">*<text:span text:style-name="T28">350 Millionen </text:span><text:span text:style-name="T30">Touristen/Jahr</text:span></text:p>
            <text:p text:style-name="P15"><text:span text:style-name="T30">*</text:span><text:span text:style-name="T35">25% aller Fische aus Korallenriffen</text:span></text:p>
            <text:p text:style-name="Table_20_Contents"/>
          </table:table-cell>
          <table:table-cell table:style-name="Tabelle1.D2" office:value-type="string">
            <text:p text:style-name="P4"/>
            <text:p text:style-name="P4">Knapp 300 Millionen Menschen leben in der direkten Nähe zu Korallenriffen</text:p>
            <text:p text:style-name="P4">Über 100 Länder profitieren vom Freizeitwert der Korallenriffe </text:p>
            <text:p text:style-name="P4">350 Millionen Menschen reisen jährlich zu Korallenriffen</text:p>
            <text:p text:style-name="P16">25% aller Fische, die wir essen, haben einen Teil ihres Lebens in Korallenriffen verbracht</text:p>
          </table:table-cell>
        </table:table-row>
      </table:table>
      <text:p text:style-name="P1"/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de" fo:country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3-02T10:05:50.306000000</dc:date>
    <meta:editing-duration>P4DT6H55M12S</meta:editing-duration>
    <meta:editing-cycles>43</meta:editing-cycles>
    <meta:document-statistic meta:table-count="1" meta:image-count="0" meta:object-count="0" meta:page-count="6" meta:paragraph-count="88" meta:word-count="1017" meta:character-count="7056" meta:non-whitespace-character-count="6115"/>
    <meta:user-defined meta:name="ZOTERO_PREF_1">&lt;data data-version="3" zotero-version="6.0.8"&gt;&lt;session id="aTNnyV5H"/&gt;&lt;style id="" hasBibliography="0" bibliographyStyleHasBeenSet="0"/&gt;&lt;prefs/&gt;&lt;/data&gt;</meta:user-defined>
  </office:meta>
</office:document-meta>
</file>